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037" officeooo:paragraph-rsid="0003503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h look, this opened to a blank file. I love that, and I think I will keep it open in order to dispense my thoughts. I was fairly confident when I woke this morning and saw Erica’s lack of confidence about keeping her house that I would quit WoW and start immediately looking for more income. My compromise as of lunchtime is that I will stop playing my rogue, which will give me lots of opportunities to change gears, focus on other endeavors, stay connected.<text:span text:style-name="T1">2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4:21:42.756459199</meta:creation-date>
    <dc:date>2025-05-28T14:24:02.982726835</dc:date>
    <meta:editing-duration>PT2M22S</meta:editing-duration>
    <meta:editing-cycles>1</meta:editing-cycles>
    <meta:document-statistic meta:table-count="0" meta:image-count="0" meta:object-count="0" meta:page-count="1" meta:paragraph-count="1" meta:word-count="85" meta:character-count="463" meta:non-whitespace-character-count="379"/>
    <meta:generator>LibreOffice/7.3.7.2$Linux_X86_64 LibreOffice_project/30$Build-2</meta:generator>
  </office:meta>
</office:document-meta>
</file>